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11:18:43.02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1T11:47:31.684000000</dc:date>
    <meta:editing-duration>PT6H8M2S</meta:editing-duration>
    <meta:editing-cycles>242</meta:editing-cycles>
    <meta:generator>LibreOffice/5.2.5.1$Windows_x86 LibreOffice_project/0312e1a284a7d50ca85a365c316c7abbf20a4d22</meta:generator>
    <meta:document-statistic meta:table-count="1" meta:cell-count="2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1 As String
Dim file2 As String
Dim file3 As String
Dim file4 As String
Dim file5 As String
Dim file6 As String
Dim file7 As String

' アクティブ・シートを取得
oSheet = ThisComponent.GetCurrentController.ActiveSheet

' ( column, row ) is 0 start.
folder = oSheet.getCellByPosition( 5, 12 ).String ' folder. end is "\"
file1 = folder &amp; oSheet.getCellByPosition( 5, 16 ).String ' parameters.csv
file2 = folder &amp; oSheet.getCellByPosition( 5, 18 ).String ' layers
file3 = folder &amp; oSheet.getCellByPosition( 5, 20 ).String ' stateMachines
file4 = folder &amp; oSheet.getCellByPosition( 5, 22 ).String ' states
file5 = folder &amp; oSheet.getCellByPosition( 5, 24 ).String ' transitions
file6 = folder &amp; oSheet.getCellByPosition( 5, 26 ).String ' conditions
file7 = folder &amp; oSheet.getCellByPosition( 5, 28 ).String ' positions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"parameters"

'作成したシートへの書込
ReadCsv(file1, oSheet) ' CSV読込

'--------------------------------------------------------------------------------
' ２つ目のシートを作成

sheetName = "layers"

' シートを追加
if oSheets.hasByName(sheetName) = false then
	oSheets.insertNewByName(sheetName,1)
end if
oSheet = oSheets.getByName(sheetName)

'作成したシートへの書込
ReadCsv(file2, oSheet) ' CSV読込

'--------------------------------------------------------------------------------
' ３つ目のシートを作成

' シートの名前
sheetName = "stateMachines"

' シートを追加
if oSheets.hasByName(sheetName) = false then
	oSheets.insertNewByName(sheetName,2)
end if
oSheet = oSheets.getByName(sheetName)

'作成したシートへの書込
ReadCsv(file3, oSheet) ' CSV読込

'--------------------------------------------------------------------------------
' ４つ目のシートを作成

' シートの名前
sheetName = "states"

' シートを追加
if oSheets.hasByName(sheetName) = false then
	oSheets.insertNewByName(sheetName,3)
end if
oSheet = oSheets.getByName(sheetName)

'作成したシートへの書込
ReadCsv(file4, oSheet) ' CSV読込

'--------------------------------------------------------------------------------
' ５つ目のシートを作成

' シートの名前
sheetName = "transitions"

' シートを追加
if oSheets.hasByName(sheetName) = false then
	oSheets.insertNewByName(sheetName,4)
end if
oSheet = oSheets.getByName(sheetName)

'作成したシートへの書込
ReadCsv(file5, oSheet) ' CSV読込

'--------------------------------------------------------------------------------
' ６つ目のシートを作成

' シートの名前
sheetName = "conditions"

' シートを追加
if oSheets.hasByName(sheetName) = false then
	oSheets.insertNewByName(sheetName,5)
end if
oSheet = oSheets.getByName(sheetName)

'作成したシートへの書込
ReadCsv(file6, oSheet) ' CSV読込

'--------------------------------------------------------------------------------
' ７つ目のシートを作成

' シートの名前
sheetName = "positions"

' シートを追加
if oSheets.hasByName(sheetName) = false then
	oSheets.insertNewByName(sheetName,6)
end if
oSheet = oSheets.getByName(sheetName)

'作成したシートへの書込
ReadCsv(file7, oSheet) ' CSV読込

'--------------------------------------------------------------------------------
'C:test.odsとして保存
oDoc.storeAsURL(ConvertToUrl( folder &amp; "sample.ods"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